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FA0048C03FF61643B6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17%" draw:contrast="22%" draw:gamma="100%" draw:red="0%" draw:green="0%" draw:blue="0%" fo:clip="rect(24.257cm, 2.934cm, 19.707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96cm" svg:height="16.191cm" draw:transform="skewX (-0.00820304748437335) translate (5.139cm 9.279cm)">
          <draw:image xlink:href="Pictures/100000000000070800000FA0048C03FF61643B6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03T22:04:29.726616559</dc:date>
    <meta:editing-duration>PT2M48S</meta:editing-duration>
    <meta:editing-cycles>1</meta:editing-cycles>
    <meta:generator>LibreOffice/7.3.7.2$Linux_X86_64 LibreOffice_project/30$Build-2</meta:generator>
    <meta:document-statistic meta:object-count="1"/>
  </office:meta>
</office:document-meta>
</file>